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849645189143039550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020479389268445061" text:style-name="L2">
        <text:list-item>
          <text:list>
            <text:list-header>
              <text:p text:style-name="P19">41.8 miles in the last week </text:p>
              <text:p text:style-name="P19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 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text:span text:style-name="T1">– Resting for the Gettysburg Alumni Race next Saturday</text:span></text:p>
      <text:p text:style-name="P11">I ran 3 miles on hilly roads and grass and averaged 9:35/mile. <text:s/>It was 83 degrees.</text:p>
      <text:p text:style-name="P11"/>
      <text:p text:style-name="P11">Mon 8/21/2017 <text:span text:style-name="T1">5 miles </text:span></text:p>
      <text:p text:style-name="P11">It was 84 degrees and I had a nice 5 mile run on hilly roads and grass with Mark Ams.</text:p>
      <text:p text:style-name="P11"/>
      <text:p text:style-name="P11">Tues 8/22/2107 <text:span text:style-name="T1">2.5 miles </text:span></text:p>
      <text:p text:style-name="P11">I ran 2.5 miles on hilly roads and grass and averaged 9:14/mile. <text:s/>I am taking it easy because I will be running the alumni race on Saturday at Gettysburg College.</text:p>
      <text:p text:style-name="P11"/>
      <text:p text:style-name="P11">Wed 8/23/2017 <text:span text:style-name="T1">3 miles</text:span></text:p>
      <text:p text:style-name="P11">I ran ½ mile to the Wise Center, road 2.8 miles on a stationary bike and ran ½ mile home.</text:p>
      <text:p text:style-name="P11"/>
      <text:p text:style-name="P11">Thur 8/24/2017 <text:span text:style-name="T1">no running <text:s text:c="5"/>The 5k alumni race is on Saturd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4T14:22:19.23</dc:date>
    <dc:creator>James Lombardi</dc:creator>
    <meta:editing-duration>PT19H14M19S</meta:editing-duration>
    <meta:editing-cycles>105</meta:editing-cycles>
    <meta:generator>OpenOffice/4.1.2$Win32 OpenOffice.org_project/412m3$Build-9782</meta:generator>
    <meta:document-statistic meta:table-count="0" meta:image-count="0" meta:object-count="0" meta:page-count="7" meta:paragraph-count="126" meta:word-count="2699" meta:character-count="13755"/>
  </office:meta>
</office:document-meta>
</file>